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996d4" officeooo:paragraph-rsid="001996d4"/>
    </style:style>
    <style:style style:name="P2" style:family="paragraph" style:parent-style-name="Standard">
      <style:text-properties fo:color="#c9211e" loext:opacity="100%" fo:font-size="18pt" officeooo:rsid="002499a8" officeooo:paragraph-rsid="002499a8" style:font-size-asian="18pt" style:font-size-complex="18pt"/>
    </style:style>
    <style:style style:name="P3" style:family="paragraph" style:parent-style-name="Standard">
      <style:text-properties fo:color="#c9211e" loext:opacity="100%" fo:font-size="18pt" officeooo:rsid="002bb012" officeooo:paragraph-rsid="002bb012" style:font-size-asian="18pt" style:font-size-complex="18pt"/>
    </style:style>
    <style:style style:name="P4" style:family="paragraph" style:parent-style-name="Standard">
      <style:text-properties fo:color="#c9211e" loext:opacity="100%" fo:font-size="18pt" officeooo:rsid="002daf8b" officeooo:paragraph-rsid="002daf8b" style:font-size-asian="18pt" style:font-size-complex="18pt"/>
    </style:style>
    <style:style style:name="P5" style:family="paragraph" style:parent-style-name="Standard">
      <style:text-properties fo:color="#c9211e" loext:opacity="100%" fo:font-size="18pt" officeooo:rsid="005748bf" officeooo:paragraph-rsid="005748bf" style:font-size-asian="18pt" style:font-size-complex="18pt"/>
    </style:style>
    <style:style style:name="P6" style:family="paragraph" style:parent-style-name="Standard">
      <style:text-properties fo:color="#c9211e" loext:opacity="100%" fo:font-size="12pt" officeooo:rsid="002bb012" officeooo:paragraph-rsid="002bb012" style:font-size-asian="10.5pt" style:font-size-complex="12pt"/>
    </style:style>
    <style:style style:name="P7" style:family="paragraph" style:parent-style-name="Standard">
      <style:text-properties officeooo:rsid="002499a8" officeooo:paragraph-rsid="002499a8"/>
    </style:style>
    <style:style style:name="P8" style:family="paragraph" style:parent-style-name="Standard">
      <style:text-properties officeooo:rsid="00260470" officeooo:paragraph-rsid="00260470"/>
    </style:style>
    <style:style style:name="P9" style:family="paragraph" style:parent-style-name="Standard">
      <style:text-properties officeooo:rsid="002674da" officeooo:paragraph-rsid="002674da"/>
    </style:style>
    <style:style style:name="P10" style:family="paragraph" style:parent-style-name="Standard">
      <style:text-properties officeooo:rsid="0027b57e" officeooo:paragraph-rsid="0027b57e"/>
    </style:style>
    <style:style style:name="P11" style:family="paragraph" style:parent-style-name="Standard">
      <style:text-properties officeooo:rsid="00296d39" officeooo:paragraph-rsid="00296d39"/>
    </style:style>
    <style:style style:name="P12" style:family="paragraph" style:parent-style-name="Standard">
      <style:text-properties officeooo:rsid="002a3802" officeooo:paragraph-rsid="002a3802"/>
    </style:style>
    <style:style style:name="P13" style:family="paragraph" style:parent-style-name="Standard">
      <style:text-properties fo:color="#000000" loext:opacity="100%" fo:font-size="12pt" officeooo:rsid="002bb012" officeooo:paragraph-rsid="002bb012" style:font-size-asian="10.5pt" style:font-size-complex="12pt"/>
    </style:style>
    <style:style style:name="P14" style:family="paragraph" style:parent-style-name="Standard">
      <style:text-properties fo:color="#000000" loext:opacity="100%" fo:font-size="12pt" officeooo:rsid="002c796e" officeooo:paragraph-rsid="002c796e" style:font-size-asian="10.5pt" style:font-size-complex="12pt"/>
    </style:style>
    <style:style style:name="P15" style:family="paragraph" style:parent-style-name="Standard">
      <style:text-properties fo:color="#000000" loext:opacity="100%" fo:font-size="12pt" officeooo:rsid="002c8660" officeooo:paragraph-rsid="002c8660" style:font-size-asian="10.5pt" style:font-size-complex="12pt"/>
    </style:style>
    <style:style style:name="P16" style:family="paragraph" style:parent-style-name="Standard">
      <style:text-properties fo:color="#000000" loext:opacity="100%" fo:font-size="12pt" officeooo:rsid="002d2a8c" officeooo:paragraph-rsid="002d2a8c" style:font-size-asian="10.5pt" style:font-size-complex="12pt"/>
    </style:style>
    <style:style style:name="P17" style:family="paragraph" style:parent-style-name="Standard">
      <style:text-properties fo:color="#000000" loext:opacity="100%" fo:font-size="12pt" officeooo:rsid="002daf8b" officeooo:paragraph-rsid="002daf8b" style:font-size-asian="10.5pt" style:font-size-complex="12pt"/>
    </style:style>
    <style:style style:name="P18" style:family="paragraph" style:parent-style-name="Standard">
      <style:text-properties fo:color="#000000" loext:opacity="100%" fo:font-size="12pt" officeooo:rsid="002e545a" officeooo:paragraph-rsid="002e545a" style:font-size-asian="10.5pt" style:font-size-complex="12pt"/>
    </style:style>
    <style:style style:name="P19" style:family="paragraph" style:parent-style-name="Standard">
      <style:text-properties fo:color="#000000" loext:opacity="100%" fo:font-size="12pt" officeooo:rsid="002ef04f" officeooo:paragraph-rsid="002ef04f" style:font-size-asian="10.5pt" style:font-size-complex="12pt"/>
    </style:style>
    <style:style style:name="P20" style:family="paragraph" style:parent-style-name="Standard">
      <style:text-properties fo:color="#000000" loext:opacity="100%" fo:font-size="12pt" officeooo:rsid="002f8bbe" officeooo:paragraph-rsid="002f8bbe" style:font-size-asian="10.5pt" style:font-size-complex="12pt"/>
    </style:style>
    <style:style style:name="P21" style:family="paragraph" style:parent-style-name="Standard">
      <style:text-properties fo:color="#000000" loext:opacity="100%" fo:font-size="12pt" officeooo:rsid="00311130" officeooo:paragraph-rsid="00311130" style:font-size-asian="10.5pt" style:font-size-complex="12pt"/>
    </style:style>
    <style:style style:name="P22" style:family="paragraph" style:parent-style-name="Standard">
      <style:text-properties fo:color="#000000" loext:opacity="100%" fo:font-size="12pt" officeooo:rsid="003f63e3" officeooo:paragraph-rsid="003f63e3" style:font-size-asian="10.5pt" style:font-size-complex="12pt"/>
    </style:style>
    <style:style style:name="P23" style:family="paragraph" style:parent-style-name="Standard">
      <style:text-properties fo:color="#000000" loext:opacity="100%" fo:font-size="12pt" officeooo:rsid="0041177d" officeooo:paragraph-rsid="0041177d" style:font-size-asian="10.5pt" style:font-size-complex="12pt"/>
    </style:style>
    <style:style style:name="P24" style:family="paragraph" style:parent-style-name="Standard">
      <style:text-properties fo:color="#000000" loext:opacity="100%" fo:font-size="12pt" officeooo:rsid="004e1747" officeooo:paragraph-rsid="004e1747" style:font-size-asian="10.5pt" style:font-size-complex="12pt"/>
    </style:style>
    <style:style style:name="P25" style:family="paragraph" style:parent-style-name="Standard">
      <style:text-properties fo:color="#000000" loext:opacity="100%" fo:font-size="12pt" officeooo:rsid="0059aeb4" officeooo:paragraph-rsid="0059aeb4" style:font-size-asian="10.5pt" style:font-size-complex="12pt"/>
    </style:style>
    <style:style style:name="P26" style:family="paragraph" style:parent-style-name="Standard">
      <style:text-properties fo:color="#000000" loext:opacity="100%" fo:font-size="12pt" officeooo:rsid="007e5783" officeooo:paragraph-rsid="007e5783" style:font-size-asian="10.5pt" style:font-size-complex="12pt"/>
    </style:style>
    <style:style style:name="P27" style:family="paragraph" style:parent-style-name="Standard">
      <style:text-properties fo:color="#000000" loext:opacity="100%" fo:font-size="12pt" officeooo:rsid="005cc96d" officeooo:paragraph-rsid="005cc96d" style:font-size-asian="10.5pt" style:font-size-complex="12pt"/>
    </style:style>
    <style:style style:name="P28" style:family="paragraph" style:parent-style-name="Standard">
      <style:text-properties fo:color="#000000" loext:opacity="100%" fo:font-size="12pt" officeooo:rsid="0080a926" officeooo:paragraph-rsid="0080a926" style:font-size-asian="10.5pt" style:font-size-complex="12pt"/>
    </style:style>
    <style:style style:name="P29" style:family="paragraph" style:parent-style-name="Standard">
      <style:text-properties fo:color="#000000" loext:opacity="100%" fo:font-size="12pt" officeooo:rsid="005f42a5" officeooo:paragraph-rsid="005f42a5" style:font-size-asian="10.5pt" style:font-size-complex="12pt"/>
    </style:style>
    <style:style style:name="P30" style:family="paragraph" style:parent-style-name="Standard">
      <style:text-properties fo:color="#000000" loext:opacity="100%" fo:font-size="12pt" officeooo:rsid="0081ece6" officeooo:paragraph-rsid="0081ece6" style:font-size-asian="10.5pt" style:font-size-complex="12pt"/>
    </style:style>
    <style:style style:name="P31" style:family="paragraph" style:parent-style-name="Standard">
      <style:text-properties fo:color="#000000" loext:opacity="100%" fo:font-size="12pt" officeooo:rsid="0081f817" officeooo:paragraph-rsid="0081f817" style:font-size-asian="10.5pt" style:font-size-complex="12pt"/>
    </style:style>
    <style:style style:name="P32" style:family="paragraph" style:parent-style-name="Standard">
      <style:text-properties fo:color="#000000" loext:opacity="100%" fo:font-size="12pt" officeooo:rsid="0089d043" officeooo:paragraph-rsid="0089d043" style:font-size-asian="10.5pt" style:font-size-complex="12pt"/>
    </style:style>
    <style:style style:name="P33" style:family="paragraph" style:parent-style-name="Standard">
      <style:text-properties fo:color="#000000" loext:opacity="100%" fo:font-size="12pt" officeooo:rsid="008ac4e4" officeooo:paragraph-rsid="008ac4e4" style:font-size-asian="10.5pt" style:font-size-complex="12pt"/>
    </style:style>
    <style:style style:name="P34" style:family="paragraph" style:parent-style-name="Standard">
      <style:text-properties fo:color="#000000" loext:opacity="100%" fo:font-size="12pt" officeooo:rsid="008f0cfb" officeooo:paragraph-rsid="008f0cfb" style:font-size-asian="10.5pt" style:font-size-complex="12pt"/>
    </style:style>
    <style:style style:name="P35" style:family="paragraph" style:parent-style-name="Standard">
      <style:text-properties fo:color="#000000" loext:opacity="100%" fo:font-size="12pt" officeooo:rsid="00929d20" officeooo:paragraph-rsid="00929d20" style:font-size-asian="10.5pt" style:font-size-complex="12pt"/>
    </style:style>
    <style:style style:name="P36" style:family="paragraph" style:parent-style-name="Standard">
      <style:text-properties fo:color="#000000" loext:opacity="100%" fo:font-size="12pt" officeooo:rsid="00944716" officeooo:paragraph-rsid="00944716" style:font-size-asian="10.5pt" style:font-size-complex="12pt"/>
    </style:style>
    <style:style style:name="P37" style:family="paragraph" style:parent-style-name="Standard">
      <style:text-properties fo:color="#000000" loext:opacity="100%" fo:font-size="12pt" officeooo:rsid="00971f88" officeooo:paragraph-rsid="00971f88" style:font-size-asian="10.5pt" style:font-size-complex="12pt"/>
    </style:style>
    <style:style style:name="P38" style:family="paragraph" style:parent-style-name="Standard">
      <style:text-properties fo:color="#ff0000" loext:opacity="100%" fo:font-size="18pt" officeooo:rsid="002d2a8c" officeooo:paragraph-rsid="002d2a8c" style:font-size-asian="18pt" style:font-size-complex="18pt"/>
    </style:style>
    <style:style style:name="P39" style:family="paragraph" style:parent-style-name="Standard">
      <style:text-properties fo:color="#000000" loext:opacity="100%" fo:font-size="12pt" officeooo:rsid="002d2a8c" officeooo:paragraph-rsid="002d2a8c" style:font-size-asian="10.5pt" style:font-size-complex="12pt"/>
    </style:style>
    <style:style style:name="P40" style:family="paragraph" style:parent-style-name="Standard">
      <style:text-properties fo:color="#000000" loext:opacity="100%" fo:font-size="12pt" officeooo:rsid="009844cc" officeooo:paragraph-rsid="009844cc" style:font-size-asian="10.5pt" style:font-size-complex="12pt"/>
    </style:style>
    <style:style style:name="P41" style:family="paragraph" style:parent-style-name="Standard">
      <style:text-properties fo:color="#000000" loext:opacity="100%" fo:font-size="12pt" officeooo:rsid="0081ece6" officeooo:paragraph-rsid="0081ece6" style:font-size-asian="10.5pt" style:font-size-complex="12pt"/>
    </style:style>
    <style:style style:name="P42" style:family="paragraph" style:parent-style-name="Standard">
      <style:text-properties fo:color="#000000" loext:opacity="100%" fo:font-size="12pt" officeooo:rsid="009924e2" officeooo:paragraph-rsid="009924e2" style:font-size-asian="10.5pt" style:font-size-complex="12pt"/>
    </style:style>
    <style:style style:name="P43" style:family="paragraph" style:parent-style-name="Standard">
      <style:text-properties fo:color="#000000" loext:opacity="100%" fo:font-size="12pt" officeooo:rsid="00996a63" officeooo:paragraph-rsid="00996a63" style:font-size-asian="10.5pt" style:font-size-complex="12pt"/>
    </style:style>
    <style:style style:name="P44" style:family="paragraph" style:parent-style-name="Standard">
      <style:text-properties fo:color="#000000" loext:opacity="100%" fo:font-size="12pt" officeooo:rsid="009a8f3f" officeooo:paragraph-rsid="009a8f3f" style:font-size-asian="10.5pt" style:font-size-complex="12pt"/>
    </style:style>
    <style:style style:name="P45" style:family="paragraph" style:parent-style-name="Standard">
      <style:text-properties fo:color="#000000" loext:opacity="100%" fo:font-size="12pt" officeooo:rsid="009c5598" officeooo:paragraph-rsid="009c5598" style:font-size-asian="10.5pt" style:font-size-complex="12pt"/>
    </style:style>
    <style:style style:name="T1" style:family="text">
      <style:text-properties officeooo:rsid="001ad5f5"/>
    </style:style>
    <style:style style:name="T2" style:family="text">
      <style:text-properties officeooo:rsid="001c8561"/>
    </style:style>
    <style:style style:name="T3" style:family="text">
      <style:text-properties officeooo:rsid="002b8b11"/>
    </style:style>
    <style:style style:name="T4" style:family="text">
      <style:text-properties officeooo:rsid="002eafae"/>
    </style:style>
    <style:style style:name="T5" style:family="text">
      <style:text-properties officeooo:rsid="002ee6a7"/>
    </style:style>
    <style:style style:name="T6" style:family="text">
      <style:text-properties officeooo:rsid="0032ab5b"/>
    </style:style>
    <style:style style:name="T7" style:family="text">
      <style:text-properties officeooo:rsid="0032af8c"/>
    </style:style>
    <style:style style:name="T8" style:family="text">
      <style:text-properties officeooo:rsid="00336c5a"/>
    </style:style>
    <style:style style:name="T9" style:family="text">
      <style:text-properties officeooo:rsid="00355eb9"/>
    </style:style>
    <style:style style:name="T10" style:family="text">
      <style:text-properties officeooo:rsid="003e0c60"/>
    </style:style>
    <style:style style:name="T11" style:family="text">
      <style:text-properties officeooo:rsid="007ee6eb"/>
    </style:style>
    <style:style style:name="T12" style:family="text">
      <style:text-properties officeooo:rsid="0081ece6"/>
    </style:style>
    <style:style style:name="T13" style:family="text">
      <style:text-properties officeooo:rsid="0083ea1f"/>
    </style:style>
    <style:style style:name="T14" style:family="text">
      <style:text-properties officeooo:rsid="00866897"/>
    </style:style>
    <style:style style:name="T15" style:family="text">
      <style:text-properties officeooo:rsid="00877f3c"/>
    </style:style>
    <style:style style:name="T16" style:family="text">
      <style:text-properties officeooo:rsid="00889197"/>
    </style:style>
    <style:style style:name="T17" style:family="text">
      <style:text-properties officeooo:rsid="008c58c2"/>
    </style:style>
    <style:style style:name="T18" style:family="text">
      <style:text-properties officeooo:rsid="008e5028"/>
    </style:style>
    <style:style style:name="T19" style:family="text">
      <style:text-properties officeooo:rsid="00964472"/>
    </style:style>
    <style:style style:name="T20" style:family="text">
      <style:text-properties officeooo:rsid="009844cc"/>
    </style:style>
    <style:style style:name="T21" style:family="text">
      <style:text-properties officeooo:rsid="00985568"/>
    </style:style>
    <style:style style:name="T22" style:family="text">
      <style:text-properties officeooo:rsid="009c76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PM<text:span text:style-name="T1">(General Purpose Motor)</text:span> <text:span text:style-name="T1">project </text:span><text:span text:style-name="T2">documentation</text:span></text:p>
      <text:p text:style-name="P7"/>
      <text:p text:style-name="P2">Classification system:</text:p>
      <text:p text:style-name="P7"/>
      <text:p text:style-name="P8">The context-level system classifies according to 2 things. The context and the level.</text:p>
      <text:p text:style-name="P8"/>
      <text:p text:style-name="P8">Context = context of the files contents</text:p>
      <text:p text:style-name="P9">level = complexity and usage of the files contents</text:p>
      <text:p text:style-name="P9"/>
      <text:p text:style-name="P12">naming is made like &lt;context&gt;&lt;le<text:span text:style-name="T3">vel</text:span>&gt;</text:p>
      <text:p text:style-name="P9"/>
      <text:p text:style-name="P10">example: B0</text:p>
      <text:p text:style-name="P10">B is for gameObjects. 0 is for primitives.</text:p>
      <text:p text:style-name="P11">this means gameObject primitives such as vertexData.</text:p>
      <text:p text:style-name="P11"/>
      <text:p text:style-name="P3">Context-Level tables:</text:p>
      <text:p text:style-name="P6"/>
      <text:p text:style-name="P13">contexts:</text:p>
      <text:p text:style-name="P13">B = objects</text:p>
      <text:p text:style-name="P13">R = rendering</text:p>
      <text:p text:style-name="P13">T = types</text:p>
      <text:p text:style-name="P13">U = utility</text:p>
      <text:p text:style-name="P24">D=debug</text:p>
      <text:p text:style-name="P13"/>
      <text:p text:style-name="P13">levels:</text:p>
      <text:p text:style-name="P13">0 = primitives and foundation for other objects, standalone functions.</text:p>
      <text:p text:style-name="P14">1 = objects build upon foundations for general usage.</text:p>
      <text:p text:style-name="P15">2 = managers and handlers.</text:p>
      <text:p text:style-name="P15"/>
      <text:p text:style-name="P38">Files:</text:p>
      <text:p text:style-name="P16"/>
      <text:p text:style-name="P16">B0</text:p>
      <text:p text:style-name="P16">B1</text:p>
      <text:p text:style-name="P40">B2</text:p>
      <text:p text:style-name="P16"/>
      <text:p text:style-name="P16">R0</text:p>
      <text:p text:style-name="P16"/>
      <text:p text:style-name="P16">T0</text:p>
      <text:p text:style-name="P16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text:span text:style-name="T13">file contents</text:span>:</text:p>
      <text:p text:style-name="P29">T0)</text:p>
      <text:p text:style-name="P31">constants:</text:p>
      <text:p text:style-name="P31">PI <text:span text:style-name="T20">(3.14159265f)</text:span></text:p>
      <text:p text:style-name="P31">HORIZONTAL <text:span text:style-name="T21">(0)</text:span></text:p>
      <text:p text:style-name="P31">VERTICAL <text:span text:style-name="T21">(1)</text:span></text:p>
      <text:p text:style-name="P29"/>
      <text:p text:style-name="P30">structures:</text:p>
      <text:p text:style-name="P30">vec2int</text:p>
      <text:p text:style-name="P30">vec2</text:p>
      <text:p text:style-name="P30">vec3</text:p>
      <text:p text:style-name="P30">vec4</text:p>
      <text:p text:style-name="P42">vertex</text:p>
      <text:p text:style-name="P42"/>
      <text:p text:style-name="P43">namespaces:</text:p>
      <text:p text:style-name="P42">vectors</text:p>
      <text:p text:style-name="P42"/>
      <text:p text:style-name="P44">functions:</text:p>
      <text:p text:style-name="P45">vextors::dot(vec3 a, vec3 b);</text:p>
      <text:p text:style-name="P25"/>
      <text:p text:style-name="P25">B0)</text:p>
      <text:p text:style-name="P26"><text:span text:style-name="T12">classes</text:span>:</text:p>
      <text:p text:style-name="P26">transform</text:p>
      <text:p text:style-name="P26">texture</text:p>
      <text:p text:style-name="P26">vertexData</text:p>
      <text:p text:style-name="P25"/>
      <text:p text:style-name="P27">B1)</text:p>
      <text:p text:style-name="P26"><text:span text:style-name="T12">classes</text:span>:</text:p>
      <text:p text:style-name="P26">camera</text:p>
      <text:p text:style-name="P26">gameObject</text:p>
      <text:p text:style-name="P26">pointLight</text:p>
      <text:p text:style-name="P26">UI_E<text:span text:style-name="T11">lement</text:span></text:p>
      <text:p text:style-name="P37">skybox//WIP</text:p>
      <text:p text:style-name="P26"/>
      <text:p text:style-name="P28">R0)</text:p>
      <text:p text:style-name="P28"><text:span text:style-name="T12">classes</text:span>:</text:p>
      <text:p text:style-name="P28">shader</text:p>
      <text:p text:style-name="P28">program</text:p>
      <text:p text:style-name="P28">window</text:p>
      <text:p text:style-name="P4"/>
      <text:p text:style-name="P4"/>
      <text:p text:style-name="P4">Progress:</text:p>
      <text:p text:style-name="P17"/>
      <text:p text:style-name="P17">//<text:span text:style-name="T10">done means for now</text:span></text:p>
      <text:p text:style-name="P17">//<text:span text:style-name="T10">WIP means work in progress</text:span></text:p>
      <text:p text:style-name="P17"><text:soft-page-break/></text:p>
      <text:p text:style-name="P17">B0:</text:p>
      <text:p text:style-name="P17">transform=<text:span text:style-name="T6">done</text:span></text:p>
      <text:p text:style-name="P17">texture=<text:span text:style-name="T8">done</text:span></text:p>
      <text:p text:style-name="P17">vertexData=<text:span text:style-name="T7">done</text:span></text:p>
      <text:p text:style-name="P17"/>
      <text:p text:style-name="P17"/>
      <text:p text:style-name="P17"/>
      <text:p text:style-name="P17"/>
      <text:p text:style-name="P17"/>
      <text:p text:style-name="P17">B1:</text:p>
      <text:p text:style-name="P18">camera=<text:span text:style-name="T9">done</text:span></text:p>
      <text:p text:style-name="P18"><text:span text:style-name="T4">g</text:span>ameObject<text:span text:style-name="T5">=</text:span><text:span text:style-name="T19">done</text:span></text:p>
      <text:p text:style-name="P35">UI_Element=done</text:p>
      <text:p text:style-name="P36">pointLight=done</text:p>
      <text:p text:style-name="P35"/>
      <text:p text:style-name="P22">R0:</text:p>
      <text:p text:style-name="P22">shader=<text:span text:style-name="T14">done</text:span></text:p>
      <text:p text:style-name="P22">program=<text:span text:style-name="T14">done</text:span></text:p>
      <text:p text:style-name="P23">window=done</text:p>
      <text:p text:style-name="P18"/>
      <text:p text:style-name="P19">shaders<text:span text:style-name="T15">(FB):</text:span></text:p>
      <text:p text:style-name="P21">color=done</text:p>
      <text:p text:style-name="P21">texture<text:span text:style-name="T16">=done</text:span></text:p>
      <text:p text:style-name="P21"/>
      <text:p text:style-name="P32">shaders(L):</text:p>
      <text:p text:style-name="P33">color=<text:span text:style-name="T22">done</text:span></text:p>
      <text:p text:style-name="P33">texture=<text:span text:style-name="T22">done</text:span></text:p>
      <text:p text:style-name="P20"/>
      <text:p text:style-name="P34">shaders(O):</text:p>
      <text:p text:style-name="P20">UI=<text:span text:style-name="T18">don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17:17:35.310764670</meta:creation-date>
    <meta:generator>LibreOffice/7.5.5.2$Linux_X86_64 LibreOffice_project/50$Build-2</meta:generator>
    <dc:date>2023-08-24T05:02:27.847136756</dc:date>
    <meta:editing-duration>PT1H18M49S</meta:editing-duration>
    <meta:editing-cycles>109</meta:editing-cycles>
    <meta:document-statistic meta:table-count="0" meta:image-count="0" meta:object-count="0" meta:page-count="3" meta:paragraph-count="83" meta:word-count="176" meta:character-count="1207" meta:non-whitespace-character-count="1114"/>
  </office:meta>
</office:document-meta>
</file>